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fo:text-align="start" style:justify-single-word="false"/>
      <style:text-properties officeooo:rsid="0016531a" officeooo:paragraph-rsid="0016531a"/>
    </style:style>
    <style:style style:name="P2" style:family="paragraph" style:parent-style-name="Text_20_body" style:list-style-name="L1">
      <style:paragraph-properties fo:text-align="start" style:justify-single-word="false"/>
      <style:text-properties officeooo:rsid="0016531a" officeooo:paragraph-rsid="0016531a"/>
    </style:style>
    <style:style style:name="P3" style:family="paragraph" style:parent-style-name="Text_20_body">
      <style:paragraph-properties fo:text-align="start" style:justify-single-word="false"/>
      <style:text-properties officeooo:rsid="0016531a" officeooo:paragraph-rsid="0016531a"/>
    </style:style>
    <style:style style:name="P4" style:family="paragraph" style:parent-style-name="Text_20_body" style:list-style-name="L1">
      <style:paragraph-properties fo:text-align="start" style:justify-single-word="false"/>
      <style:text-properties officeooo:paragraph-rsid="0016531a"/>
    </style:style>
    <style:style style:name="P5" style:family="paragraph" style:parent-style-name="Text_20_body">
      <style:text-properties officeooo:rsid="00180acc" officeooo:paragraph-rsid="00180acc"/>
    </style:style>
    <style:style style:name="P6" style:family="paragraph" style:parent-style-name="Text_20_body">
      <style:text-properties officeooo:rsid="00181c89" officeooo:paragraph-rsid="00181c89"/>
    </style:style>
    <style:style style:name="P7" style:family="paragraph" style:parent-style-name="Heading_20_1">
      <style:paragraph-properties fo:break-before="page"/>
    </style:style>
    <style:style style:name="P8" style:family="paragraph" style:parent-style-name="Footer">
      <style:paragraph-properties fo:text-align="end" style:justify-single-word="false"/>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16531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531a"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slag Team Rood (de beste <text:span text:style-name="T1">ooit</text:span>)</text:p>
      <text:p text:style-name="Text_20_body"/>
      <text:p text:style-name="P1"><text:span text:style-name="T2">Vak:</text:span> Software Development<text:line-break/><text:span text:style-name="T2">Jaar:</text:span><text:span text:style-name="T3"> 2018/2019<text:line-break/></text:span><text:span text:style-name="T2">Periode:</text:span><text:span text:style-name="T3"> 1 en 2<text:line-break/></text:span><text:span text:style-name="T2">Teamleden:</text:span><text:span text:style-name="T3"> </text:span></text:p>
      <text:list xml:id="list3494892246" text:style-name="L1">
        <text:list-item>
          <text:p text:style-name="P4"><text:span text:style-name="T4">Marten Hoekstra Hoekstra</text:span></text:p>
        </text:list-item>
        <text:list-item>
          <text:p text:style-name="P2"><text:span text:style-name="T3">Dion Velberg</text:span></text:p>
        </text:list-item>
        <text:list-item>
          <text:p text:style-name="P2"><text:span text:style-name="T3">Koen Lukkien</text:span></text:p>
        </text:list-item>
      </text:list>
      <text:p text:style-name="P3"><text:span text:style-name="T3"/></text:p>
      <text:h text:style-name="P7" text:outline-level="1"><text:bookmark-start text:name="__RefHeading___Toc192_535256663"/>Inhoudsopgave<text:bookmark-end text:name="__RefHeading___Toc192_535256663"/></text:h>
      <text:p text:style-name="Text_20_body"/>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9"><text:a xlink:type="simple" xlink:href="#__RefHeading___Toc192_535256663" text:style-name="Index_20_Link" text:visited-style-name="Index_20_Link">Inhoudsopgave<text:tab/>2</text:a></text:p>
          <text:p text:style-name="P9"><text:a xlink:type="simple" xlink:href="#__RefHeading___Toc194_535256663" text:style-name="Index_20_Link" text:visited-style-name="Index_20_Link">Planning<text:tab/>3</text:a></text:p>
          <text:p text:style-name="P9"><text:a xlink:type="simple" xlink:href="#__RefHeading___Toc196_535256663" text:style-name="Index_20_Link" text:visited-style-name="Index_20_Link">Plan van Aanpak<text:tab/>4</text:a></text:p>
          <text:p text:style-name="P9"><text:a xlink:type="simple" xlink:href="#__RefHeading___Toc198_535256663" text:style-name="Index_20_Link" text:visited-style-name="Index_20_Link">UML analyse<text:tab/>5</text:a></text:p>
          <text:p text:style-name="P9"><text:a xlink:type="simple" xlink:href="#__RefHeading___Toc200_535256663" text:style-name="Index_20_Link" text:visited-style-name="Index_20_Link">Protocol<text:tab/>6</text:a></text:p>
          <text:p text:style-name="P9"><text:a xlink:type="simple" xlink:href="#__RefHeading___Toc202_535256663" text:style-name="Index_20_Link" text:visited-style-name="Index_20_Link">Testplan<text:tab/>7</text:a></text:p>
          <text:p text:style-name="P9"><text:a xlink:type="simple" xlink:href="#__RefHeading___Toc204_535256663" text:style-name="Index_20_Link" text:visited-style-name="Index_20_Link">Testresultaat<text:tab/>8</text:a></text:p>
        </text:index-body>
      </text:table-of-content>
      <text:p text:style-name="Text_20_body"/>
      <text:h text:style-name="P7" text:outline-level="1"><text:bookmark-start text:name="__RefHeading___Toc194_535256663"/>Planning<text:bookmark-end text:name="__RefHeading___Toc194_535256663"/></text:h>
      <text:p text:style-name="P5">Een echte planning hebben wij als groep dit semester niet aangehouden. We spraken vaak (de dag van te voren) af hoe laat we op school samen komen en wat er die dag gedaan moest worden. Dit had voornamelijk betrekking op SDM (Software Development), soms kon dit tevens betrekking hebben op een ander vak. </text:p>
      <text:p text:style-name="P6">We hadden tijdens het ‘project’ van SDM niet een bepaalde systematische werkmethode zoals scrum met daily stand-ups. Dit was meer iets wat we gedurende de dag samen bespraken en bijstelden, we werkten daarom altijd samen op school en niet apart van elkaar thuis bijvoorbeeld. <text:line-break/>Dit voorkomt veel misverstanden en daar hebben we dan ook weinig tot geen last van gehad als groep. </text:p>
      <text:h text:style-name="P7" text:outline-level="1"><text:bookmark-start text:name="__RefHeading___Toc196_535256663"/>Plan van Aanpak<text:bookmark-end text:name="__RefHeading___Toc196_535256663"/></text:h>
      <text:p text:style-name="Text_20_body"/>
      <text:h text:style-name="P7" text:outline-level="1"><text:bookmark-start text:name="__RefHeading___Toc198_535256663"/>UML analyse<text:bookmark-end text:name="__RefHeading___Toc198_535256663"/></text:h>
      <text:p text:style-name="Text_20_body"/>
      <text:h text:style-name="P7" text:outline-level="1"><text:bookmark-start text:name="__RefHeading___Toc200_535256663"/>Protocol<text:bookmark-end text:name="__RefHeading___Toc200_535256663"/></text:h>
      <text:p text:style-name="Text_20_body"/>
      <text:h text:style-name="P7" text:outline-level="1"><text:bookmark-start text:name="__RefHeading___Toc202_535256663"/>Testplan<text:bookmark-end text:name="__RefHeading___Toc202_535256663"/></text:h>
      <text:p text:style-name="Text_20_body"/>
      <text:h text:style-name="P7" text:outline-level="1"><text:bookmark-start text:name="__RefHeading___Toc204_535256663"/>Testresultaat<text:bookmark-end text:name="__RefHeading___Toc204_53525666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2:13:58.903543178</meta:creation-date>
    <dc:date>2018-12-19T14:34:07.134051300</dc:date>
    <meta:editing-duration>PT1H48M57S</meta:editing-duration>
    <meta:editing-cycles>2</meta:editing-cycles>
    <meta:generator>LibreOffice/6.0.7.3$Linux_X86_64 LibreOffice_project/00m0$Build-3</meta:generator>
    <meta:document-statistic meta:table-count="0" meta:image-count="0" meta:object-count="0" meta:page-count="8" meta:paragraph-count="23" meta:word-count="170" meta:character-count="1014" meta:non-whitespace-character-count="866"/>
  </office:meta>
</office:document-meta>
</file>